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arial" svg:font-family="arial, helvetica, clean, sans-serif"/>
    <style:font-face style:name="arial1" svg:font-family="arial, sans-serif"/>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NimbusRomNo9L-Regu" fo:font-size="12pt" style:font-name-asian="NimbusRomNo9L-Regu" style:font-size-asian="12pt" style:font-name-complex="NimbusRomNo9L-Regu" style:font-size-complex="12pt"/>
    </style:style>
    <style:style style:name="P9"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0" style:family="paragraph" style:parent-style-name="Text_20_body">
      <style:text-properties fo:font-style="normal" style:font-style-asian="normal" style:font-style-complex="normal"/>
    </style:style>
    <style:style style:name="P11" style:family="paragraph" style:parent-style-name="zavrsniDefault" style:master-page-name="First_20_Page">
      <style:paragraph-properties fo:text-align="center" style:justify-single-word="false" style:page-number="auto"/>
    </style:style>
    <style:style style:name="P12" style:family="paragraph" style:parent-style-name="zavrsniDefault" style:master-page-name="empty">
      <style:paragraph-properties fo:text-align="center" style:justify-single-word="false" style:page-number="auto"/>
    </style:style>
    <style:style style:name="P13" style:family="paragraph" style:parent-style-name="zavrsniDefault" style:master-page-name="Index">
      <style:paragraph-properties style:page-number="auto"/>
    </style:style>
    <style:style style:name="P14" style:family="paragraph" style:parent-style-name="zavrsniDefault" style:list-style-name="L1"/>
    <style:style style:name="P15" style:family="paragraph" style:parent-style-name="zavrsniDefault" style:list-style-name="L1">
      <style:text-properties fo:font-style="normal" style:font-style-asian="normal" style:font-style-complex="normal"/>
    </style:style>
    <style:style style:name="P16"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7"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8" style:family="paragraph" style:parent-style-name="zavrsniDefault">
      <style:paragraph-properties fo:margin-left="0cm" fo:margin-right="0cm" fo:text-indent="0cm" style:auto-text-indent="false"/>
    </style:style>
    <style:style style:name="P19" style:family="paragraph" style:parent-style-name="zavrsniDefault" style:master-page-name="Standard">
      <style:paragraph-properties style:page-number="auto"/>
    </style:style>
    <style:style style:name="P20" style:family="paragraph" style:parent-style-name="Heading_20_1" style:master-page-name="Standard">
      <style:paragraph-properties style:page-number="auto"/>
    </style:style>
    <style:style style:name="P21" style:family="paragraph" style:parent-style-name="Heading_20_1" style:master-page-name="Standard">
      <style:paragraph-properties style:page-number="auto"/>
      <style:text-properties fo:font-style="normal" style:font-style-asian="normal" style:font-style-complex="normal"/>
    </style:style>
    <style:style style:name="P22" style:family="paragraph" style:parent-style-name="Heading_20_1" style:master-page-name="Standard">
      <style:paragraph-properties style:page-number="1"/>
    </style:style>
    <style:style style:name="P23" style:family="paragraph" style:parent-style-name="Contents_20_1">
      <style:paragraph-properties>
        <style:tab-stops>
          <style:tab-stop style:position="15.501cm" style:type="right" style:leader-style="dotted" style:leader-text="."/>
        </style:tab-stops>
      </style:paragraph-properties>
    </style:style>
    <style:style style:name="P24" style:family="paragraph" style:parent-style-name="Contents_20_2">
      <style:paragraph-properties>
        <style:tab-stops>
          <style:tab-stop style:position="15.002cm" style:type="right" style:leader-style="dotted" style:leader-text="."/>
        </style:tab-stops>
      </style:paragraph-properties>
    </style:style>
    <style:style style:name="P25" style:family="paragraph" style:parent-style-name="Bibliography_20_1" style:master-page-name="Standard">
      <style:paragraph-properties style:page-number="auto"/>
      <style:text-properties style:font-name="NimbusRomNo9L-Medi" fo:font-size="12pt" style:font-name-asian="NimbusRomNo9L-Medi" style:font-size-asian="12pt" style:font-name-complex="NimbusRomNo9L-Medi" style:font-size-complex="12pt"/>
    </style:style>
    <style:style style:name="P26"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Georgia3" fo:font-style="normal" style:font-style-asian="normal" style:font-style-complex="normal"/>
    </style:style>
    <style:style style:name="T12" style:family="text">
      <style:text-properties style:font-name-asian="NimbusRomNo9L-Regu-Slant_167" style:font-name-complex="NimbusRomNo9L-Regu-Slant_167"/>
    </style:style>
    <style:style style:name="T13" style:family="text">
      <style:text-properties style:font-name-asian="NimbusMonL-ReguObli" style:font-name-complex="NimbusMonL-ReguObli"/>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style:text-position="super 58%" fo:font-style="normal" style:font-style-asian="normal" style:font-style-complex="normal"/>
    </style:style>
    <style:style style:name="T17" style:family="text">
      <style:text-properties style:font-name="Times New Roman"/>
    </style:style>
    <style:style style:name="T18" style:family="text">
      <style:text-properties fo:font-size="8pt" style:font-size-asian="8pt" style:font-size-complex="8pt"/>
    </style:style>
    <style:style style:name="T19" style:family="text">
      <style:text-properties style:text-position="0% 100%" fo:font-size="8pt" style:font-size-asian="8pt" style:font-size-complex="8pt"/>
    </style:style>
    <style:style style:name="T20" style:family="text">
      <style:text-properties style:text-position="0% 100%" fo:font-size="8pt" fo:font-style="normal" style:font-size-asian="8pt" style:font-style-asian="normal" style:font-size-complex="8pt"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2">Da bi ste uklonili ovu stranicu obrišite naredbu </text:span><text:span text:style-name="T13">\izvornik</text:span><text:span text:style-name="T12">.</text:span></text:p>
      <text:p text:style-name="P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23">1. Uvod<text:tab/>1</text:p>
          <text:p text:style-name="P23">2. Uvod u bioinformatiku<text:tab/>2</text:p>
          <text:p text:style-name="P23">3. Uvod u evolucijske algoritme<text:tab/>4</text:p>
          <text:p text:style-name="P23">4 . IFS fraktali <text:tab/>5</text:p>
          <text:p text:style-name="P24">4.1. IFS fraktali generirani evolucijskim algoritmima<text:tab/>5</text:p>
          <text:p text:style-name="P24">4.2. Sintetiziranje DNA podataka Markovljevim modelom<text:tab/>5</text:p>
          <text:p text:style-name="P24">4.3. Prikaz jedinke<text:tab/>5</text:p>
          <text:p text:style-name="P24">4.4. Korištene evolucijske strategije<text:tab/>5</text:p>
          <text:p text:style-name="P23">5. Rezultati<text:tab/>6</text:p>
          <text:p text:style-name="P23">6. Zaključak<text:tab/>7</text:p>
          <text:p text:style-name="P23">Literatura<text:tab/>8</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2" text:outline-level="1"><text:span text:style-name="T8"/></text:h>
      <text:h text:style-name="Heading_20_1" text:outline-level="1"><text:span text:style-name="T8">1. </text:span>Uvod</text:h>
      <text:p text:style-name="zavrsniDefault"/>
      <text:p text:style-name="zavrsniDefault"/>
      <text:p text:style-name="zavrsniDefault"/>
      <text:p text:style-name="zavrsniDefault"/>
      <text:h text:style-name="P20" text:outline-level="1"><text:span text:style-name="T8"/></text:h>
      <text:h text:style-name="Heading_20_1" text:outline-level="1"><text:span text:style-name="T8">2.</text:span> Uvod u bioinformatiku</text:h>
      <text:p text:style-name="zavrsniDefault">Bioinformatika je širok pojam, sljedeća definicija je predložena od strane NCBI-a (<text:span text:style-name="T14">The National Center for Biotechnology Information).</text:span></text:p>
      <text:p text:style-name="P16">Bioinformatika svodi pojmove biologije na razinu markomolekula te potom primjenjuje informatičke tehnike (izvedene iz disciplina kao što su primjenjena matematika, računarska znanost i statistika ) kako bi se razumijele i orzanizirale informacije povezane s tim molekulama, u velikim razmjerima. <text:span text:style-name="T16"><text:note text:id="ftn0" text:note-class="footnote"><text:note-citation>1</text:note-citation><text:note-body><text:p text:style-name="P17"><text:s/><text:span text:style-name="T18">„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19">”</text:span><text:a xlink:type="simple" xlink:href="#1" text:style-name="Internet_20_link" text:visited-style-name="Visited_20_Internet_20_Link"><text:span text:style-name="T20">[1]</text:span></text:a></text:p></text:note-body></text:note></text:span></text:p>
      <text:p text:style-name="P18">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4">deoxyribonucleic acid</text:span>) i RNA (engl. <text:span text:style-name="T14">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tafa, šečera i nukleinskih baza (adenin, citozin, gvanin i timin) koje označavamo slovima A, C, G i T. DNA je organizirana upakiran u strukture koje nazivamo kromosonima. </text:p>
      <text:p text:style-name="zavrsniDefault"><text:tab/>RNA obično ima samo jedan lanac iako postoje i RNA s dva lanca. Uz šeč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19"><text:tab/>Objašnjene toka genetskih informacija između DNA, RNA i proteina naziva se centralna dogma molekularne biologije.<text:a xlink:type="simple" xlink:href="#2" text:style-name="Internet_20_link" text:visited-style-name="Visited_20_Internet_20_Link"><text:span text:style-name="T15">[2]</text:span></text:a>Opći prijenos je umnažanje DNA, kopiranje informacije iz DNA u RNA. Ova sekvenca RNA dalje nosi informaciju u obliku, tzv. kodona. Kodon je slijed <text:span text:style-name="T7">3</text:span> uzastopne nukleidske baze koje određuju umetanje određene aminokiseline u polipeptidini lanac tijekom sinteze proteina, ili signaliziraju početak i prestanak sineze istih. Postoji <text:span text:style-name="T7">64</text:span> različitih kodona, npr. AGU, CUC, GUU. </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0" text:outline-level="1"><text:span text:style-name="T8"/></text:h>
      <text:h text:style-name="Heading_20_1" text:outline-level="1"><text:span text:style-name="T8">3.</text:span> Uvod u evolucijske algoritme</text:h>
      <text:p text:style-name="zavrsniDefault"><text:tab/>Evolucijski algoritimi traže rješenje problema simulirajući proces evolucije. Ideju EA je predstavio I. Rechenberg 1960-tih godina u svom djelu „<text:span text:style-name="T14">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i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20" text:outline-level="1"/>
      <text:h text:style-name="Heading_20_1" text:outline-level="1"><text:span text:style-name="T8">4 .</text:span><text:span text:style-name="T7"> </text:span>IFS fraktali </text:h>
      <text:h text:style-name="Heading_20_2" text:outline-level="2"><text:span text:style-name="T10">4.1.</text:span><text:span text:style-name="T1"> IFS fraktali generirani evolucijskim algoritmima</text:span></text:h>
      <text:p text:style-name="P10"/>
      <text:h text:style-name="Heading_20_2" text:outline-level="2"><text:span text:style-name="T10">4.2. </text:span><text:span text:style-name="T11">Sintetiziranje DNA podataka Markovljevim modelom</text:span></text:h>
      <text:h text:style-name="Heading_20_2" text:outline-level="2"><text:span text:style-name="T10">4.3.</text:span><text:span text:style-name="T1"> Prikaz jedinke</text:span></text:h>
      <text:h text:style-name="Heading_20_2" text:outline-level="2"><text:span text:style-name="T10">4.4</text:span><text:span text:style-name="T1">. Korištene evolucijske strategije</text:span></text:h>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10"/>
      <text:h text:style-name="Heading_20_1" text:outline-level="1"><text:span text:style-name="T9">5.</text:span><text:span text:style-name="T1"> Rezultati</text:span></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1"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0" text:outline-level="1"/>
      <text:h text:style-name="Heading_20_1" text:outline-level="1">Literatura</text:h>
      <text:list xml:id="list6447284937141259180" text:style-name="L1">
        <text:list-item>
          <text:p text:style-name="P14"><text:bookmark-start text:name="1"/>N. M. Luscombe, D. Greenbaum, M. Gerstein (2001) <text:span text:style-name="T14">What is Bioinformatics? A Proposed Definition and Overview of the Field</text:span><text:bookmark-end text:name="1"/><text:span text:style-name="T14">.</text:span></text:p>
          <text:p text:style-name="P14"><text:a xlink:type="simple" xlink:href="http://www.ebi.ac.uk/luscombe/docs/imia_review.pdf" text:style-name="Internet_20_link" text:visited-style-name="Visited_20_Internet_20_Link"><text:span text:style-name="T14">http://www.ebi.ac.uk/luscombe/docs/imia_review.pdf</text:span></text:a></text:p>
        </text:list-item>
        <text:list-item>
          <text:p text:style-name="P15"><text:bookmark-start text:name="2"/>F. Crick (1958), <text:span text:style-name="T14">Central Dogma of Molecular Biology</text:span></text:p>
          <text:p text:style-name="P15"><text:a xlink:type="simple" xlink:href="http://cs.brynmawr.edu/Courses/cs380/fall2012/CrickCentralDogma1970.pdf" text:style-name="Internet_20_link" text:visited-style-name="Visited_20_Internet_20_Link"><text:span text:style-name="T14">http://cs.brynmawr.edu/Courses/cs380/fall2012/CrickCentralDogma1970.pdf</text:span></text:a><text:bookmark-end text:name="2"/></text:p>
        </text:list-item>
        <text:list-item>
          <text:p text:style-name="P15"/>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P25"/>
      <text:p text:style-name="P9"/>
      <text:p text:style-name="P9"/>
      <text:p text:style-name="P9"/>
      <text:p text:style-name="P9"/>
      <text:p text:style-name="P9"/>
      <text:p text:style-name="P9"/>
      <text:p text:style-name="P9"/>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8"/>
      <text:p text:style-name="P8"/>
      <text:p text:style-name="P8"/>
      <text:p text:style-name="P8"/>
      <text:p text:style-name="P8"/>
      <text:p text:style-name="P8"/>
      <text:p text:style-name="P8"/>
      <text:p text:style-name="P8"/>
      <text:p text:style-name="P8"/>
      <text:p text:style-name="P8"/>
      <text:p text:style-name="P8"/>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arial" svg:font-family="arial, helvetica, clean, sans-serif"/>
    <style:font-face style:name="arial1" svg:font-family="arial, sans-serif"/>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0</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3T02:38:51.88</dc:date>
    <dc:creator>Monsieur </dc:creator>
    <meta:editing-duration>PT14H27M54S</meta:editing-duration>
    <meta:editing-cycles>25</meta:editing-cycles>
    <meta:generator>OpenOffice/4.1.0$Win32 OpenOffice.org_project/410m18$Build-9764</meta:generator>
    <meta:document-statistic meta:table-count="0" meta:image-count="0" meta:object-count="0" meta:page-count="14" meta:paragraph-count="57" meta:word-count="642" meta:character-count="4712"/>
  </office:meta>
</office:document-meta>
</file>